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color="#FF0000" fo:font-size="13pt" style:font-size-asian="13pt" style:font-size-complex="13pt"/>
    </style:style>
    <style:style style:name="T3" style:parent-style-name="Car.predefinitoparagrafo" style:family="text">
      <style:text-properties fo:color="#C00000" fo:font-size="13pt" style:font-size-asian="13pt" style:font-size-complex="13pt"/>
    </style:style>
    <style:style style:name="T4" style:parent-style-name="Car.predefinitoparagrafo" style:family="text">
      <style:text-properties fo:color="#C00000" fo:font-size="13pt" style:font-size-asian="13pt" style:font-size-complex="13pt"/>
    </style:style>
    <style:style style:name="T5" style:parent-style-name="Car.predefinitoparagrafo" style:family="text">
      <style:text-properties fo:color="#C00000"/>
    </style:style>
    <style:style style:name="T6" style:parent-style-name="SourceText" style:family="text">
      <style:text-properties fo:color="#000000"/>
    </style:style>
    <style:style style:name="T7" style:parent-style-name="SourceText" style:family="text">
      <style:text-properties fo:color="#C00000"/>
    </style:style>
    <style:style style:name="T8" style:parent-style-name="SourceText" style:family="text">
      <style:text-properties fo:color="#CC0000"/>
    </style:style>
    <style:style style:name="P9" style:parent-style-name="Normale" style:family="paragraph">
      <style:paragraph-properties fo:widows="2" fo:orphans="2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" style:parent-style-name="Car.predefinitoparagrafo" style:family="text">
      <style:text-properties style:font-name="Consolas" style:font-name-asian="Times New Roman" style:font-name-complex="Courier New" fo:color="#242729" style:letter-kerning="false" fo:font-size="10pt" style:font-size-asian="10pt" style:font-size-complex="10pt" fo:background-color="#EFF0F1" style:language-asian="it" style:country-asian="IT"/>
    </style:style>
  </office:automatic-styles>
  <office:body>
    <office:text text:use-soft-page-breaks="true">
      <text:p text:style-name="P1">git init</text:p>
      <text:p text:style-name="Standard">Andare nella cartella progetto e…</text:p>
      <text:p text:style-name="Standard"><text:span text:style-name="T2">Scaricare:</text:span></text:p>
      <text:p text:style-name="Standard">-git pull<text:s/><text:a xlink:href="https://github.com/greatware/GiocoOOP.git" office:target-frame-name="_top" xlink:show="replace">https://github.com/greatware/GiocoOOP.git</text:a></text:p>
      <text:p text:style-name="Standard"><text:span text:style-name="T3">Caricare:</text:span></text:p>
      <text:p text:style-name="Standard">-git add<text:s/>.</text:p>
      <text:p text:style-name="Standard">- git commit -a -m “Descrizione”</text:p>
      <text:p text:style-name="Standard">-git push <text:s/>origin –all</text:p>
      <text:p text:style-name="Standard"><text:span text:style-name="T4">In caso di conflitti:</text:span></text:p>
      <text:p text:style-name="Standard"><text:span text:style-name="T5">tenere la propria versione del file</text:span></text:p>
      <text:p text:style-name="PreformattedText"><text:span text:style-name="T6">git checkout --ours nomedelfile</text:span></text:p>
      <text:p text:style-name="PreformattedText"/>
      <text:p text:style-name="PreformattedText"><text:span text:style-name="T7">tenere la versione degli altri</text:span></text:p>
      <text:p text:style-name="PreformattedText"><text:span text:style-name="SourceText">git checkout --theirs nomedelfile</text:span></text:p>
      <text:p text:style-name="PreformattedText"/>
      <text:p text:style-name="PreformattedText"><text:span text:style-name="T8">vedere riga per riga:</text:span></text:p>
      <text:p text:style-name="PreformattedText"><text:span text:style-name="SourceText">git mergetool</text:span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9"><text:span text:style-name="T10">git ls-files -d | xargs git checkout --</text:span>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Ari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Internetlink" style:display-name="Internet link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" style:display-name="Menzione" style:family="text" style:parent-style-name="Car.predefinitoparagrafo">
      <style:text-properties fo:color="#2B579A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PreformattatoHTML" style:display-name="Preformattato HTML" style:family="paragraph" style:parent-style-name="Normale">
      <style:paragraph-properties fo:widows="2" fo:orphans="2"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renzo Ferrari</meta:initial-creator>
    <dc:creator>Lorenzo Ferrari</dc:creator>
    <meta:creation-date>2017-03-10T06:32:00Z</meta:creation-date>
    <dc:date>2017-07-07T19:46:00Z</dc:date>
    <meta:template xlink:href="Normal.dotm" xlink:type="simple"/>
    <meta:editing-cycles>7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1" meta:character-count="480" meta:row-count="3" meta:non-whitespace-character-count="410"/>
  </office:meta>
</office:document-meta>
</file>